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6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7" style:parent-style-name="Обычный" style:family="paragraph">
      <style:text-properties fo:language="en" fo:country="US"/>
    </style:style>
    <style:style style:name="T8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9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10" style:parent-style-name="Обычный" style:family="paragraph">
      <style:text-properties fo:language="en" fo:country="US"/>
    </style:style>
    <style:style style:name="T11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2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13" style:parent-style-name="Обычный" style:family="paragraph">
      <style:text-properties fo:language="en" fo:country="US"/>
    </style:style>
    <style:style style:name="T14" style:parent-style-name="Основнойшрифтабзаца" style:family="text">
      <style:text-properties style:font-name="Courier New" style:font-name-asian="Courier New" style:font-name-complex="Courier New" fo:font-weight="bold" style:font-weight-asian="bold" fo:font-style="italic" style:font-style-asian="italic" fo:language="en" fo:country="US"/>
    </style:style>
    <style:style style:name="P15" style:parent-style-name="Обычный" style:family="paragraph">
      <style:text-properties fo:language="en" fo:country="US"/>
    </style:style>
    <style:style style:name="T16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7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18" style:parent-style-name="Обычный" style:family="paragraph">
      <style:text-properties fo:language="en" fo:country="US"/>
    </style:style>
    <style:style style:name="T19" style:parent-style-name="Основнойшрифтабзаца" style:family="text">
      <style:text-properties style:font-name="Courier New" style:font-name-asian="Courier New" style:font-name-complex="Courier New" fo:font-weight="bold" style:font-weight-asian="bold" fo:font-style="italic" style:font-style-asian="italic" fo:language="en" fo:country="US"/>
    </style:style>
    <style:style style:name="P20" style:parent-style-name="Обычный" style:family="paragraph">
      <style:text-properties fo:language="en" fo:country="US"/>
    </style:style>
    <style:style style:name="T21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2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4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5" style:parent-style-name="Основнойшрифтабзаца" style:family="text">
      <style:text-properties style:font-name="Courier New" style:font-name-asian="Courier New" style:font-name-complex="Courier New" fo:font-weight="bold" style:font-weight-asian="bold" fo:font-style="italic" style:font-style-asian="italic" fo:language="en" fo:country="US"/>
    </style:style>
    <style:style style:name="T26" style:parent-style-name="Основнойшрифтабзаца" style:family="text">
      <style:text-properties style:font-name="Courier New" style:font-name-asian="Courier New" style:font-name-complex="Courier New" fo:font-weight="bold" style:font-weight-asian="bold" fo:font-style="italic" style:font-style-asian="italic" fo:language="en" fo:country="US"/>
    </style:style>
    <style:style style:name="T27" style:parent-style-name="Основнойшрифтабзаца" style:family="text">
      <style:text-properties style:font-name="Courier New" style:font-name-asian="Courier New" style:font-name-complex="Courier New" fo:font-weight="bold" style:font-weight-asian="bold" fo:font-style="italic" style:font-style-asian="italic" fo:language="en" fo:country="US"/>
    </style:style>
    <style:style style:name="T28" style:parent-style-name="Основнойшрифтабзаца" style:family="text">
      <style:text-properties style:font-name="Courier New" style:font-name-asian="Courier New" style:font-name-complex="Courier New" fo:font-weight="bold" style:font-weight-asian="bold" fo:font-style="italic" style:font-style-asian="italic" fo:language="en" fo:country="US"/>
    </style:style>
    <style:style style:name="P29" style:parent-style-name="Обычный" style:family="paragraph">
      <style:text-properties fo:language="en" fo:country="US"/>
    </style:style>
    <style:style style:name="T30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31" style:parent-style-name="Обычный" style:family="paragraph">
      <style:text-properties fo:language="en" fo:country="US"/>
    </style:style>
    <style:style style:name="T32" style:parent-style-name="Основнойшрифтабзаца" style:family="text">
      <style:text-properties style:font-name="Courier New" style:font-name-asian="Courier New" style:font-name-complex="Courier New"/>
    </style:style>
    <style:style style:name="T33" style:parent-style-name="Основнойшрифтабзаца" style:family="text">
      <style:text-properties style:font-name="Courier New" style:font-name-asian="Courier New" style:font-name-complex="Courier New"/>
    </style:style>
    <style:style style:name="T34" style:parent-style-name="Основнойшрифтабзаца" style:family="text"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This is educational project. This project contains UI tests, API tests and DB tests.</text:span></text:p>
      <text:p text:style-name="Обычный"><text:span text:style-name="T3">Besides there is base frame structure</text:span><text:span text:style-name="T4">.</text:span></text:p>
      <text:p text:style-name="Обычный"><text:span text:style-name="T5">For UI tests was created page object model.</text:span></text:p>
      <text:p text:style-name="Обычный"><text:span text:style-name="T6">For API tests was created base API client.</text:span></text:p>
      <text:p text:style-name="P7"/>
      <text:p text:style-name="Обычный"><text:span text:style-name="T8">File pytest.ini contains marks for<text:s/></text:span><text:span text:style-name="T9">starting of tests. Also this file contains descriptions for these marks</text:span></text:p>
      <text:p text:style-name="P10"/>
      <text:p text:style-name="Обычный"><text:span text:style-name="T11">In order to start tests you need to execute command</text:span><text:span text:style-name="T12">:</text:span></text:p>
      <text:p text:style-name="P13"/>
      <text:p text:style-name="Обычный"><text:span text:style-name="T14">pytest -m your_marks</text:span></text:p>
      <text:p text:style-name="P15"/>
      <text:p text:style-name="Обычный"><text:span text:style-name="T16">For example, in order to start API tests you need to execute command</text:span><text:span text:style-name="T17">:</text:span></text:p>
      <text:p text:style-name="P18"/>
      <text:p text:style-name="Обычный"><text:span text:style-name="T19">pytest -m api</text:span></text:p>
      <text:p text:style-name="P20"/>
      <text:p text:style-name="Обычный"><text:span text:style-name="T21">Additional tests were</text:span><text:span text:style-name="T22"><text:s/>cr</text:span><text:span text:style-name="T23">eated by me.</text:span></text:p>
      <text:p text:style-name="Обычный"><text:span text:style-name="T24">And these tests have next marks:</text:span></text:p>
      <text:p text:style-name="Обычный"><text:span text:style-name="T25">api_additional</text:span></text:p>
      <text:p text:style-name="Обычный"><text:span text:style-name="T26">database_additional</text:span></text:p>
      <text:p text:style-name="Обычный"><text:span text:style-name="T27">database_additional_negative</text:span></text:p>
      <text:p text:style-name="Обычный"><text:span text:style-name="T28">ui_additional</text:span></text:p>
      <text:p text:style-name="P29"/>
      <text:p text:style-name="Обычный"><text:span text:style-name="T30">All these tests executed successfully</text:span></text:p>
      <text:p text:style-name="P31"/>
      <text:p text:style-name="Обычный"><draw:frame draw:z-index="251658240" draw:id="id0" draw:style-name="a0" draw:name="Picture 1" text:anchor-type="as-char" svg:x="0in" svg:y="0in" svg:width="5.77083in" svg:height="1.7395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Обычный"/>
      <text:p text:style-name="Обычный"><draw:frame draw:z-index="251658240" draw:id="id1" draw:style-name="a1" draw:name="Picture 2" text:anchor-type="as-char" svg:x="0in" svg:y="0in" svg:width="5.77083in" svg:height="3.7291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Обычный"/>
      <text:p text:style-name="Обычный"><draw:frame draw:z-index="251658240" draw:id="id2" draw:style-name="a2" draw:name="Picture 3" text:anchor-type="as-char" svg:x="0in" svg:y="0in" svg:width="5.77083in" svg:height="1.77083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><text:span text:style-name="T32"><text:s/></text:span></text:p>
      <text:p text:style-name="Обычный"/>
      <text:p text:style-name="Обычный"><text:span text:style-name="T33"><text:s/></text:span></text:p>
      <text:p text:style-name="Обычный"/>
      <text:p text:style-name="Обычный"><text:span text:style-name="T34"><text:s/>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Ярошенко Алексей</dc:creator>
    <meta:creation-date>2023-08-10T17:37:00Z</meta:creation-date>
    <dc:date>2023-08-10T17:39:00Z</dc:date>
    <meta:template xlink:href="Normal.dotm" xlink:type="simple"/>
    <meta:editing-cycles>2</meta:editing-cycles>
    <meta:editing-duration>PT120S</meta:editing-duration>
    <meta:document-statistic meta:page-count="2" meta:paragraph-count="1" meta:word-count="116" meta:character-count="778" meta:row-count="5" meta:non-whitespace-character-count="663"/>
  </office:meta>
</office:document-meta>
</file>